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Veiksnumas – gebėjimas (fizinis, psichinis, socialinis) vykdyti tam tikras pareigas ir jų pagrindu įgyti tam tikras teises. Veiksnumas yra skirstomas į: visišką veiksnumą, kurį turi pilnametis ir psichiškai sveikas asmuo, kurio veikla nėra suvaržyta teismo nuosprendžio. </text:p>
      <text:p text:style-name="Standard">2. Dalinis veiksnumas – dalinis gebėjimas priimti tam tikras pareigas (14-18m. Asmens veiksnumas)</text:p>
      <text:p text:style-name="Standard">3. Ribotas veiksnumas – Gebėjimas įgyti tam tikras teises yra suvaržytas teismo sprendim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utvydas </meta:initial-creator>
    <meta:creation-date>2013-09-17T13:44:00</meta:creation-date>
    <dc:date>2013-10-01T14:21:31</dc:date>
    <dc:creator>Tautvydas </dc:creator>
    <meta:editing-duration>PT38M2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3" meta:word-count="63" meta:character-count="460" meta:non-whitespace-character-count="399"/>
  </office:meta>
</office:document-meta>
</file>